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1 年 1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19679" calcext:value-type="float">
            <text:p><text:s text:c="3"/>119,679</text:p>
          </table:table-cell>
          <table:table-cell table:style-name="ce25" office:value-type="float" office:value="37337" calcext:value-type="float">
            <text:p><text:s text:c="3"/>37,337</text:p>
          </table:table-cell>
          <table:table-cell table:style-name="ce25" office:value-type="float" office:value="7134" calcext:value-type="float">
            <text:p><text:s text:c="3"/>7,134</text:p>
          </table:table-cell>
          <table:table-cell table:style-name="ce25" office:value-type="float" office:value="7094" calcext:value-type="float">
            <text:p><text:s text:c="3"/>7,094</text:p>
          </table:table-cell>
          <table:table-cell table:style-name="ce25" office:value-type="float" office:value="3107" calcext:value-type="float">
            <text:p><text:s text:c="3"/>3,107</text:p>
          </table:table-cell>
          <table:table-cell table:style-name="ce25" office:value-type="float" office:value="2730" calcext:value-type="float">
            <text:p><text:s text:c="3"/>2,730</text:p>
          </table:table-cell>
          <table:table-cell table:style-name="ce25" office:value-type="float" office:value="1615" calcext:value-type="float">
            <text:p><text:s text:c="3"/>1,615</text:p>
          </table:table-cell>
          <table:table-cell table:style-name="ce25" office:value-type="float" office:value="2765" calcext:value-type="float">
            <text:p><text:s text:c="3"/>2,765</text:p>
          </table:table-cell>
          <table:table-cell table:style-name="ce25" office:value-type="float" office:value="8593" calcext:value-type="float">
            <text:p><text:s text:c="3"/>8,593</text:p>
          </table:table-cell>
          <table:table-cell table:style-name="ce25" office:value-type="float" office:value="428" calcext:value-type="float">
            <text:p><text:s text:c="3"/>428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39" calcext:value-type="float">
            <text:p><text:s text:c="3"/>3,639</text:p>
          </table:table-cell>
          <table:table-cell table:style-name="ce25" office:value-type="float" office:value="43232" calcext:value-type="float">
            <text:p><text:s text:c="3"/>43,232</text:p>
          </table:table-cell>
          <table:table-cell table:style-name="ce25" office:value-type="float" office:value="2002" calcext:value-type="float">
            <text:p><text:s text:c="3"/>2,002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83125" calcext:value-type="float">
            <text:p><text:s text:c="3"/>83,125</text:p>
          </table:table-cell>
          <table:table-cell table:style-name="ce25" office:value-type="float" office:value="2753" calcext:value-type="float">
            <text:p><text:s text:c="3"/>2,753</text:p>
          </table:table-cell>
          <table:table-cell table:style-name="ce25" office:value-type="float" office:value="8367" calcext:value-type="float">
            <text:p><text:s text:c="3"/>8,367</text:p>
          </table:table-cell>
          <table:table-cell table:style-name="ce25" office:value-type="float" office:value="4768" calcext:value-type="float">
            <text:p><text:s text:c="3"/>4,768</text:p>
          </table:table-cell>
          <table:table-cell table:style-name="ce25" office:value-type="float" office:value="4443" calcext:value-type="float">
            <text:p><text:s text:c="3"/>4,443</text:p>
          </table:table-cell>
          <table:table-cell table:style-name="ce25" office:value-type="float" office:value="3885" calcext:value-type="float">
            <text:p><text:s text:c="3"/>3,885</text:p>
          </table:table-cell>
          <table:table-cell table:style-name="ce25" office:value-type="float" office:value="1832" calcext:value-type="float">
            <text:p><text:s text:c="3"/>1,832</text:p>
          </table:table-cell>
          <table:table-cell table:style-name="ce25" office:value-type="float" office:value="2679" calcext:value-type="float">
            <text:p><text:s text:c="3"/>2,679</text:p>
          </table:table-cell>
          <table:table-cell table:style-name="ce25" office:value-type="float" office:value="6992" calcext:value-type="float">
            <text:p><text:s text:c="3"/>6,992</text:p>
          </table:table-cell>
          <table:table-cell table:style-name="ce25" office:value-type="float" office:value="500" calcext:value-type="float">
            <text:p><text:s text:c="3"/>50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639" calcext:value-type="float">
            <text:p><text:s text:c="3"/>3,639</text:p>
          </table:table-cell>
          <table:table-cell table:style-name="ce25" office:value-type="float" office:value="43232" calcext:value-type="float">
            <text:p><text:s text:c="3"/>43,232</text:p>
          </table:table-cell>
          <table:table-cell table:style-name="ce25" office:value-type="float" office:value="22" calcext:value-type="float">
            <text:p><text:s text:c="3"/>22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9" office:value-type="float" office:value="36554" calcext:value-type="float">
            <text:p><text:s text:c="3"/>36,55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53917" calcext:value-type="float">
            <text:p><text:s text:c="3"/>53,917</text:p>
          </table:table-cell>
          <table:table-cell table:style-name="ce25" office:value-type="float" office:value="16288" calcext:value-type="float">
            <text:p><text:s text:c="3"/>16,288</text:p>
          </table:table-cell>
          <table:table-cell table:style-name="ce25" office:value-type="float" office:value="3358" calcext:value-type="float">
            <text:p><text:s text:c="3"/>3,358</text:p>
          </table:table-cell>
          <table:table-cell table:style-name="ce25" office:value-type="float" office:value="3359" calcext:value-type="float">
            <text:p><text:s text:c="3"/>3,359</text:p>
          </table:table-cell>
          <table:table-cell table:style-name="ce25" office:value-type="float" office:value="1503" calcext:value-type="float">
            <text:p><text:s text:c="3"/>1,503</text:p>
          </table:table-cell>
          <table:table-cell table:style-name="ce25" office:value-type="float" office:value="1290" calcext:value-type="float">
            <text:p><text:s text:c="3"/>1,290</text:p>
          </table:table-cell>
          <table:table-cell table:style-name="ce25" office:value-type="float" office:value="716" calcext:value-type="float">
            <text:p><text:s text:c="3"/>716</text:p>
          </table:table-cell>
          <table:table-cell table:style-name="ce25" office:value-type="float" office:value="1250" calcext:value-type="float">
            <text:p><text:s text:c="3"/>1,250</text:p>
          </table:table-cell>
          <table:table-cell table:style-name="ce25" office:value-type="float" office:value="3949" calcext:value-type="float">
            <text:p><text:s text:c="3"/>3,949</text:p>
          </table:table-cell>
          <table:table-cell table:style-name="ce25" office:value-type="float" office:value="244" calcext:value-type="float">
            <text:p><text:s text:c="3"/>24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79" calcext:value-type="float">
            <text:p><text:s text:c="3"/>1,679</text:p>
          </table:table-cell>
          <table:table-cell table:style-name="ce25" office:value-type="float" office:value="19602" calcext:value-type="float">
            <text:p><text:s text:c="3"/>19,602</text:p>
          </table:table-cell>
          <table:table-cell table:style-name="ce25" office:value-type="float" office:value="679" calcext:value-type="float">
            <text:p><text:s text:c="3"/>679</text:p>
          </table:table-cell>
          <table:table-cell table:style-name="ce25" office:value-type="float" office:value="0" calcext:value-type="float">
            <text:p>—</text:p>
          </table:table-cell>
          <table:table-cell table:style-name="ce25" office:value-type="float" office:value="38264" calcext:value-type="float">
            <text:p><text:s text:c="3"/>38,264</text:p>
          </table:table-cell>
          <table:table-cell table:style-name="ce25" office:value-type="float" office:value="1300" calcext:value-type="float">
            <text:p><text:s text:c="3"/>1,300</text:p>
          </table:table-cell>
          <table:table-cell table:style-name="ce25" office:value-type="float" office:value="3923" calcext:value-type="float">
            <text:p><text:s text:c="3"/>3,923</text:p>
          </table:table-cell>
          <table:table-cell table:style-name="ce25" office:value-type="float" office:value="2190" calcext:value-type="float">
            <text:p><text:s text:c="3"/>2,190</text:p>
          </table:table-cell>
          <table:table-cell table:style-name="ce25" office:value-type="float" office:value="2108" calcext:value-type="float">
            <text:p><text:s text:c="3"/>2,108</text:p>
          </table:table-cell>
          <table:table-cell table:style-name="ce25" office:value-type="float" office:value="1717" calcext:value-type="float">
            <text:p><text:s text:c="3"/>1,717</text:p>
          </table:table-cell>
          <table:table-cell table:style-name="ce25" office:value-type="float" office:value="839" calcext:value-type="float">
            <text:p><text:s text:c="3"/>839</text:p>
          </table:table-cell>
          <table:table-cell table:style-name="ce25" office:value-type="float" office:value="1251" calcext:value-type="float">
            <text:p><text:s text:c="3"/>1,251</text:p>
          </table:table-cell>
          <table:table-cell table:style-name="ce25" office:value-type="float" office:value="3370" calcext:value-type="float">
            <text:p><text:s text:c="3"/>3,370</text:p>
          </table:table-cell>
          <table:table-cell table:style-name="ce25" office:value-type="float" office:value="271" calcext:value-type="float">
            <text:p><text:s text:c="3"/>27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679" calcext:value-type="float">
            <text:p><text:s text:c="3"/>1,679</text:p>
          </table:table-cell>
          <table:table-cell table:style-name="ce25" office:value-type="float" office:value="19602" calcext:value-type="float">
            <text:p><text:s text:c="3"/>19,602</text:p>
          </table:table-cell>
          <table:table-cell table:number-columns-repeated="2" table:style-name="ce25" office:value-type="float" office:value="7" calcext:value-type="float">
            <text:p><text:s text:c="3"/>7</text:p>
          </table:table-cell>
          <table:table-cell table:style-name="ce43" office:value-type="float" office:value="15653" calcext:value-type="float">
            <text:p><text:s text:c="3"/>15,6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65762" calcext:value-type="float">
            <text:p><text:s text:c="3"/>65,762</text:p>
          </table:table-cell>
          <table:table-cell table:style-name="ce25" office:value-type="float" office:value="21049" calcext:value-type="float">
            <text:p><text:s text:c="3"/>21,049</text:p>
          </table:table-cell>
          <table:table-cell table:style-name="ce25" office:value-type="float" office:value="3776" calcext:value-type="float">
            <text:p><text:s text:c="3"/>3,776</text:p>
          </table:table-cell>
          <table:table-cell table:style-name="ce25" office:value-type="float" office:value="3735" calcext:value-type="float">
            <text:p><text:s text:c="3"/>3,735</text:p>
          </table:table-cell>
          <table:table-cell table:style-name="ce25" office:value-type="float" office:value="1604" calcext:value-type="float">
            <text:p><text:s text:c="3"/>1,604</text:p>
          </table:table-cell>
          <table:table-cell table:style-name="ce25" office:value-type="float" office:value="1440" calcext:value-type="float">
            <text:p><text:s text:c="3"/>1,440</text:p>
          </table:table-cell>
          <table:table-cell table:style-name="ce25" office:value-type="float" office:value="899" calcext:value-type="float">
            <text:p><text:s text:c="3"/>899</text:p>
          </table:table-cell>
          <table:table-cell table:style-name="ce25" office:value-type="float" office:value="1515" calcext:value-type="float">
            <text:p><text:s text:c="3"/>1,515</text:p>
          </table:table-cell>
          <table:table-cell table:style-name="ce25" office:value-type="float" office:value="4644" calcext:value-type="float">
            <text:p><text:s text:c="3"/>4,644</text:p>
          </table:table-cell>
          <table:table-cell table:style-name="ce25" office:value-type="float" office:value="184" calcext:value-type="float">
            <text:p><text:s text:c="3"/>18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60" calcext:value-type="float">
            <text:p><text:s text:c="3"/>1,960</text:p>
          </table:table-cell>
          <table:table-cell table:style-name="ce25" office:value-type="float" office:value="23630" calcext:value-type="float">
            <text:p><text:s text:c="3"/>23,630</text:p>
          </table:table-cell>
          <table:table-cell table:style-name="ce25" office:value-type="float" office:value="1323" calcext:value-type="float">
            <text:p><text:s text:c="3"/>1,323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44861" calcext:value-type="float">
            <text:p><text:s text:c="3"/>44,861</text:p>
          </table:table-cell>
          <table:table-cell table:style-name="ce25" office:value-type="float" office:value="1453" calcext:value-type="float">
            <text:p><text:s text:c="3"/>1,453</text:p>
          </table:table-cell>
          <table:table-cell table:style-name="ce25" office:value-type="float" office:value="4444" calcext:value-type="float">
            <text:p><text:s text:c="3"/>4,444</text:p>
          </table:table-cell>
          <table:table-cell table:style-name="ce25" office:value-type="float" office:value="2578" calcext:value-type="float">
            <text:p><text:s text:c="3"/>2,578</text:p>
          </table:table-cell>
          <table:table-cell table:style-name="ce25" office:value-type="float" office:value="2335" calcext:value-type="float">
            <text:p><text:s text:c="3"/>2,335</text:p>
          </table:table-cell>
          <table:table-cell table:style-name="ce25" office:value-type="float" office:value="2168" calcext:value-type="float">
            <text:p><text:s text:c="3"/>2,168</text:p>
          </table:table-cell>
          <table:table-cell table:style-name="ce25" office:value-type="float" office:value="993" calcext:value-type="float">
            <text:p><text:s text:c="3"/>993</text:p>
          </table:table-cell>
          <table:table-cell table:style-name="ce25" office:value-type="float" office:value="1428" calcext:value-type="float">
            <text:p><text:s text:c="3"/>1,428</text:p>
          </table:table-cell>
          <table:table-cell table:style-name="ce25" office:value-type="float" office:value="3622" calcext:value-type="float">
            <text:p><text:s text:c="3"/>3,622</text:p>
          </table:table-cell>
          <table:table-cell table:style-name="ce25" office:value-type="float" office:value="229" calcext:value-type="float">
            <text:p><text:s text:c="3"/>22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960" calcext:value-type="float">
            <text:p><text:s text:c="3"/>1,960</text:p>
          </table:table-cell>
          <table:table-cell table:style-name="ce25" office:value-type="float" office:value="23630" calcext:value-type="float">
            <text:p><text:s text:c="3"/>23,630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4" office:value-type="float" office:value="20901" calcext:value-type="float">
            <text:p><text:s text:c="3"/>20,90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2086" calcext:value-type="float">
            <text:p>22,086</text:p>
          </table:table-cell>
          <table:table-cell table:style-name="ce26" office:value-type="float" office:value="7613" calcext:value-type="float">
            <text:p>7,6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42" calcext:value-type="float">
            <text:p>4,542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812" calcext:value-type="float">
            <text:p>1,812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31" calcext:value-type="float">
            <text:p>5,731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503" calcext:value-type="float">
            <text:p>13,503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00" calcext:value-type="float">
            <text:p>2,800</text:p>
          </table:table-cell>
          <table:table-cell table:style-name="ce26" office:value-type="float" office:value="1686" calcext:value-type="float">
            <text:p>1,686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659" calcext:value-type="float">
            <text:p>1,659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731" calcext:value-type="float">
            <text:p>5,73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8583" calcext:value-type="float">
            <text:p>8,58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918" calcext:value-type="float">
            <text:p>9,918</text:p>
          </table:table-cell>
          <table:table-cell table:style-name="ce27" office:value-type="float" office:value="3357" calcext:value-type="float">
            <text:p>3,3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64" calcext:value-type="float">
            <text:p>2,164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99" calcext:value-type="float">
            <text:p>2,499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51" calcext:value-type="float">
            <text:p>6,151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99" calcext:value-type="float">
            <text:p>2,49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767" calcext:value-type="float">
            <text:p>3,76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2168" calcext:value-type="float">
            <text:p>12,168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816" calcext:value-type="float">
            <text:p>4,81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1328" calcext:value-type="float">
            <text:p>21,328</text:p>
          </table:table-cell>
          <table:table-cell table:style-name="ce26" office:value-type="float" office:value="11298" calcext:value-type="float">
            <text:p>11,298</text:p>
          </table:table-cell>
          <table:table-cell table:style-name="ce26" office:value-type="float" office:value="2800" calcext:value-type="float">
            <text:p>2,8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01" calcext:value-type="float">
            <text:p>12,701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4542" calcext:value-type="float">
            <text:p>4,5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8627" calcext:value-type="float">
            <text:p>8,62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372" calcext:value-type="float">
            <text:p>9,372</text:p>
          </table:table-cell>
          <table:table-cell table:style-name="ce27" office:value-type="float" office:value="4765" calcext:value-type="float">
            <text:p>4,765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39" calcext:value-type="float">
            <text:p>2,239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53" calcext:value-type="float">
            <text:p>5,953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2164" calcext:value-type="float">
            <text:p>2,1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39" calcext:value-type="float">
            <text:p>2,239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3419" calcext:value-type="float">
            <text:p>3,4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11956" calcext:value-type="float">
            <text:p>11,956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5208" calcext:value-type="float">
            <text:p>5,20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660" calcext:value-type="float">
            <text:p>12,660</text:p>
          </table:table-cell>
          <table:table-cell table:style-name="ce26" office:value-type="float" office:value="2946" calcext:value-type="float">
            <text:p>2,946</text:p>
          </table:table-cell>
          <table:table-cell table:style-name="ce26" office:value-type="float" office:value="1686" calcext:value-type="float">
            <text:p>1,686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65" calcext:value-type="float">
            <text:p>5,065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431" calcext:value-type="float">
            <text:p>8,431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96" calcext:value-type="float">
            <text:p>1,096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65" calcext:value-type="float">
            <text:p>5,0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4229" calcext:value-type="float">
            <text:p>4,22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892" calcext:value-type="float">
            <text:p>5,892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3" calcext:value-type="float">
            <text:p>2,373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997" calcext:value-type="float">
            <text:p>3,997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534" calcext:value-type="float">
            <text:p>534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73" calcext:value-type="float">
            <text:p>2,3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895" calcext:value-type="float">
            <text:p>1,89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92" calcext:value-type="float">
            <text:p>2,69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2334" calcext:value-type="float">
            <text:p>2,33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5314" calcext:value-type="float">
            <text:p>15,314</text:p>
          </table:table-cell>
          <table:table-cell table:style-name="ce26" office:value-type="float" office:value="3913" calcext:value-type="float">
            <text:p>3,913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466" calcext:value-type="float">
            <text:p>2,466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13" calcext:value-type="float">
            <text:p>7,313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319" calcext:value-type="float">
            <text:p>10,319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438" calcext:value-type="float">
            <text:p>1,438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13" calcext:value-type="float">
            <text:p>7,31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4995" calcext:value-type="float">
            <text:p>4,99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92" calcext:value-type="float">
            <text:p>6,792</text:p>
          </table:table-cell>
          <table:table-cell table:style-name="ce27" office:value-type="float" office:value="1743" calcext:value-type="float">
            <text:p>1,74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99" calcext:value-type="float">
            <text:p>1,099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66" calcext:value-type="float">
            <text:p>3,266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02" calcext:value-type="float">
            <text:p>4,702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266" calcext:value-type="float">
            <text:p>3,2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2090" calcext:value-type="float">
            <text:p>2,0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2905" calcext:value-type="float">
            <text:p>2,90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821" calcext:value-type="float">
            <text:p>7,821</text:p>
          </table:table-cell>
          <table:table-cell table:style-name="ce26" office:value-type="float" office:value="1912" calcext:value-type="float">
            <text:p>1,91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1" calcext:value-type="float">
            <text:p>3,961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09" calcext:value-type="float">
            <text:p>5,709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61" calcext:value-type="float">
            <text:p>3,9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2112" calcext:value-type="float">
            <text:p>2,11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48" calcext:value-type="float">
            <text:p>3,548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2" calcext:value-type="float">
            <text:p>1,82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95" calcext:value-type="float">
            <text:p>2,59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2" calcext:value-type="float">
            <text:p>1,8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953" calcext:value-type="float">
            <text:p>9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39" calcext:value-type="float">
            <text:p>2,13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159" calcext:value-type="float">
            <text:p>1,15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499" calcext:value-type="float">
            <text:p>13,499</text:p>
          </table:table-cell>
          <table:table-cell table:style-name="ce26" office:value-type="float" office:value="3828" calcext:value-type="float">
            <text:p>3,828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75" calcext:value-type="float">
            <text:p>6,775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818" calcext:value-type="float">
            <text:p>9,818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75" calcext:value-type="float">
            <text:p>6,77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681" calcext:value-type="float">
            <text:p>3,68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00" calcext:value-type="float">
            <text:p>6,000</text:p>
          </table:table-cell>
          <table:table-cell table:style-name="ce27" office:value-type="float" office:value="1572" calcext:value-type="float">
            <text:p>1,572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04" calcext:value-type="float">
            <text:p>3,104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79" calcext:value-type="float">
            <text:p>4,479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04" calcext:value-type="float">
            <text:p>3,10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521" calcext:value-type="float">
            <text:p>1,52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7499" calcext:value-type="float">
            <text:p>7,499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160" calcext:value-type="float">
            <text:p>2,16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6089" calcext:value-type="float">
            <text:p><text:s text:c="3"/>26,089</text:p>
          </table:table-cell>
          <table:table-cell table:style-name="ce29" office:value-type="float" office:value="5733" calcext:value-type="float">
            <text:p><text:s text:c="3"/>5,733</text:p>
          </table:table-cell>
          <table:table-cell table:style-name="ce29" office:value-type="float" office:value="1659" calcext:value-type="float">
            <text:p><text:s text:c="3"/>1,659</text:p>
          </table:table-cell>
          <table:table-cell table:style-name="ce29" office:value-type="float" office:value="1034" calcext:value-type="float">
            <text:p><text:s text:c="3"/>1,034</text:p>
          </table:table-cell>
          <table:table-cell table:style-name="ce29" office:value-type="float" office:value="1041" calcext:value-type="float">
            <text:p><text:s text:c="3"/>1,041</text:p>
          </table:table-cell>
          <table:table-cell table:style-name="ce29" office:value-type="float" office:value="1438" calcext:value-type="float">
            <text:p><text:s text:c="3"/>1,438</text:p>
          </table:table-cell>
          <table:table-cell table:style-name="ce29" office:value-type="float" office:value="506" calcext:value-type="float">
            <text:p><text:s text:c="3"/>506</text:p>
          </table:table-cell>
          <table:table-cell table:style-name="ce29" office:value-type="float" office:value="1213" calcext:value-type="float">
            <text:p><text:s text:c="3"/>1,21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1" calcext:value-type="float">
            <text:p><text:s text:c="3"/>10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36" calcext:value-type="float">
            <text:p><text:s text:c="3"/>3,636</text:p>
          </table:table-cell>
          <table:table-cell table:style-name="ce29" office:value-type="float" office:value="9278" calcext:value-type="float">
            <text:p><text:s text:c="3"/>9,278</text:p>
          </table:table-cell>
          <table:table-cell table:style-name="ce29" office:value-type="float" office:value="450" calcext:value-type="float">
            <text:p><text:s text:c="3"/>450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21919" calcext:value-type="float">
            <text:p><text:s text:c="3"/>21,919</text:p>
          </table:table-cell>
          <table:table-cell table:style-name="ce29" office:value-type="float" office:value="405" calcext:value-type="float">
            <text:p><text:s text:c="3"/>405</text:p>
          </table:table-cell>
          <table:table-cell table:style-name="ce29" office:value-type="float" office:value="1812" calcext:value-type="float">
            <text:p><text:s text:c="3"/>1,812</text:p>
          </table:table-cell>
          <table:table-cell table:style-name="ce29" office:value-type="float" office:value="927" calcext:value-type="float">
            <text:p><text:s text:c="3"/>927</text:p>
          </table:table-cell>
          <table:table-cell table:style-name="ce29" office:value-type="float" office:value="1294" calcext:value-type="float">
            <text:p><text:s text:c="3"/>1,294</text:p>
          </table:table-cell>
          <table:table-cell table:style-name="ce29" office:value-type="float" office:value="2466" calcext:value-type="float">
            <text:p><text:s text:c="3"/>2,466</text:p>
          </table:table-cell>
          <table:table-cell table:style-name="ce29" office:value-type="float" office:value="674" calcext:value-type="float">
            <text:p><text:s text:c="3"/>674</text:p>
          </table:table-cell>
          <table:table-cell table:style-name="ce29" office:value-type="float" office:value="1304" calcext:value-type="float">
            <text:p><text:s text:c="3"/>1,30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6" calcext:value-type="float">
            <text:p><text:s text:c="3"/>11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636" calcext:value-type="float">
            <text:p><text:s text:c="3"/>3,636</text:p>
          </table:table-cell>
          <table:table-cell table:style-name="ce29" office:value-type="float" office:value="9278" calcext:value-type="float">
            <text:p><text:s text:c="3"/>9,278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4170" calcext:value-type="float">
            <text:p>4,17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918" calcext:value-type="float">
            <text:p><text:s text:c="3"/>11,918</text:p>
          </table:table-cell>
          <table:table-cell table:style-name="ce30" office:value-type="float" office:value="2610" calcext:value-type="float">
            <text:p><text:s text:c="3"/>2,610</text:p>
          </table:table-cell>
          <table:table-cell table:style-name="ce30" office:value-type="float" office:value="817" calcext:value-type="float">
            <text:p><text:s text:c="3"/>817</text:p>
          </table:table-cell>
          <table:table-cell table:style-name="ce30" office:value-type="float" office:value="491" calcext:value-type="float">
            <text:p><text:s text:c="3"/>491</text:p>
          </table:table-cell>
          <table:table-cell table:style-name="ce30" office:value-type="float" office:value="534" calcext:value-type="float">
            <text:p><text:s text:c="3"/>534</text:p>
          </table:table-cell>
          <table:table-cell table:style-name="ce30" office:value-type="float" office:value="679" calcext:value-type="float">
            <text:p><text:s text:c="3"/>679</text:p>
          </table:table-cell>
          <table:table-cell table:style-name="ce30" office:value-type="float" office:value="208" calcext:value-type="float">
            <text:p><text:s text:c="3"/>208</text:p>
          </table:table-cell>
          <table:table-cell table:style-name="ce30" office:value-type="float" office:value="574" calcext:value-type="float">
            <text:p><text:s text:c="3"/>57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7" calcext:value-type="float">
            <text:p><text:s text:c="3"/>6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76" calcext:value-type="float">
            <text:p><text:s text:c="3"/>1,676</text:p>
          </table:table-cell>
          <table:table-cell table:style-name="ce30" office:value-type="float" office:value="4136" calcext:value-type="float">
            <text:p><text:s text:c="3"/>4,136</text:p>
          </table:table-cell>
          <table:table-cell table:style-name="ce30" office:value-type="float" office:value="126" calcext:value-type="float">
            <text:p><text:s text:c="3"/>126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9968" calcext:value-type="float">
            <text:p><text:s text:c="3"/>9,968</text:p>
          </table:table-cell>
          <table:table-cell table:style-name="ce30" office:value-type="float" office:value="204" calcext:value-type="float">
            <text:p><text:s text:c="3"/>204</text:p>
          </table:table-cell>
          <table:table-cell table:style-name="ce30" office:value-type="float" office:value="818" calcext:value-type="float">
            <text:p><text:s text:c="3"/>818</text:p>
          </table:table-cell>
          <table:table-cell table:style-name="ce30" office:value-type="float" office:value="441" calcext:value-type="float">
            <text:p><text:s text:c="3"/>441</text:p>
          </table:table-cell>
          <table:table-cell table:style-name="ce30" office:value-type="float" office:value="620" calcext:value-type="float">
            <text:p><text:s text:c="3"/>620</text:p>
          </table:table-cell>
          <table:table-cell table:style-name="ce30" office:value-type="float" office:value="1099" calcext:value-type="float">
            <text:p><text:s text:c="3"/>1,099</text:p>
          </table:table-cell>
          <table:table-cell table:style-name="ce30" office:value-type="float" office:value="313" calcext:value-type="float">
            <text:p><text:s text:c="3"/>313</text:p>
          </table:table-cell>
          <table:table-cell table:style-name="ce30" office:value-type="float" office:value="601" calcext:value-type="float">
            <text:p><text:s text:c="3"/>60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7" calcext:value-type="float">
            <text:p><text:s text:c="3"/>5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76" calcext:value-type="float">
            <text:p><text:s text:c="3"/>1,676</text:p>
          </table:table-cell>
          <table:table-cell table:style-name="ce30" office:value-type="float" office:value="4136" calcext:value-type="float">
            <text:p><text:s text:c="3"/>4,136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950" calcext:value-type="float">
            <text:p>1,95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4171" calcext:value-type="float">
            <text:p><text:s text:c="3"/>14,171</text:p>
          </table:table-cell>
          <table:table-cell table:style-name="ce31" office:value-type="float" office:value="3123" calcext:value-type="float">
            <text:p><text:s text:c="3"/>3,123</text:p>
          </table:table-cell>
          <table:table-cell table:style-name="ce31" office:value-type="float" office:value="842" calcext:value-type="float">
            <text:p><text:s text:c="3"/>842</text:p>
          </table:table-cell>
          <table:table-cell table:style-name="ce31" office:value-type="float" office:value="543" calcext:value-type="float">
            <text:p><text:s text:c="3"/>543</text:p>
          </table:table-cell>
          <table:table-cell table:style-name="ce31" office:value-type="float" office:value="507" calcext:value-type="float">
            <text:p><text:s text:c="3"/>507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298" calcext:value-type="float">
            <text:p><text:s text:c="3"/>298</text:p>
          </table:table-cell>
          <table:table-cell table:style-name="ce31" office:value-type="float" office:value="639" calcext:value-type="float">
            <text:p><text:s text:c="3"/>63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60" calcext:value-type="float">
            <text:p><text:s text:c="3"/>1,960</text:p>
          </table:table-cell>
          <table:table-cell table:style-name="ce31" office:value-type="float" office:value="5142" calcext:value-type="float">
            <text:p><text:s text:c="3"/>5,142</text:p>
          </table:table-cell>
          <table:table-cell table:style-name="ce31" office:value-type="float" office:value="324" calcext:value-type="float">
            <text:p><text:s text:c="3"/>324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1951" calcext:value-type="float">
            <text:p><text:s text:c="3"/>11,951</text:p>
          </table:table-cell>
          <table:table-cell table:style-name="ce31" office:value-type="float" office:value="201" calcext:value-type="float">
            <text:p><text:s text:c="3"/>201</text:p>
          </table:table-cell>
          <table:table-cell table:style-name="ce31" office:value-type="float" office:value="994" calcext:value-type="float">
            <text:p><text:s text:c="3"/>994</text:p>
          </table:table-cell>
          <table:table-cell table:style-name="ce31" office:value-type="float" office:value="486" calcext:value-type="float">
            <text:p><text:s text:c="3"/>486</text:p>
          </table:table-cell>
          <table:table-cell table:style-name="ce31" office:value-type="float" office:value="674" calcext:value-type="float">
            <text:p><text:s text:c="3"/>674</text:p>
          </table:table-cell>
          <table:table-cell table:style-name="ce31" office:value-type="float" office:value="1367" calcext:value-type="float">
            <text:p><text:s text:c="3"/>1,367</text:p>
          </table:table-cell>
          <table:table-cell table:style-name="ce31" office:value-type="float" office:value="361" calcext:value-type="float">
            <text:p><text:s text:c="3"/>361</text:p>
          </table:table-cell>
          <table:table-cell table:style-name="ce31" office:value-type="float" office:value="703" calcext:value-type="float">
            <text:p><text:s text:c="3"/>70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960" calcext:value-type="float">
            <text:p><text:s text:c="3"/>1,960</text:p>
          </table:table-cell>
          <table:table-cell table:style-name="ce31" office:value-type="float" office:value="5142" calcext:value-type="float">
            <text:p><text:s text:c="3"/>5,14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220" calcext:value-type="float">
            <text:p>2,22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051" calcext:value-type="float">
            <text:p>1,05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34" calcext:value-type="float">
            <text:p>33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87" calcext:value-type="float">
            <text:p>4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6" calcext:value-type="float">
            <text:p>14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0" calcext:value-type="float">
            <text:p>1,140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64" calcext:value-type="float">
            <text:p>56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8" calcext:value-type="float">
            <text:p>18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70" calcext:value-type="float">
            <text:p>2,670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715" calcext:value-type="float">
            <text:p>7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25" calcext:value-type="float">
            <text:p>92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335" calcext:value-type="float">
            <text:p>3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32" calcext:value-type="float">
            <text:p>43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380" calcext:value-type="float">
            <text:p>38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93" calcext:value-type="float">
            <text:p>4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6" calcext:value-type="float">
            <text:p>1,53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589" calcext:value-type="float">
            <text:p>58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97" calcext:value-type="float">
            <text:p>29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49" calcext:value-type="float">
            <text:p>24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9" calcext:value-type="float">
            <text:p>13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340" calcext:value-type="float">
            <text:p>3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8" calcext:value-type="float">
            <text:p>15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76" calcext:value-type="float">
            <text:p>3,676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69" calcext:value-type="float">
            <text:p>3,56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1640" calcext:value-type="float">
            <text:p>1,64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07" calcext:value-type="float">
            <text:p>10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728" calcext:value-type="float">
            <text:p>7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1" calcext:value-type="float">
            <text:p>9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912" calcext:value-type="float">
            <text:p>91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372" calcext:value-type="float">
            <text:p>3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72" calcext:value-type="float">
            <text:p>1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0" calcext:value-type="float">
            <text:p>6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0" calcext:value-type="float">
            <text:p>20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6" calcext:value-type="float">
            <text:p>10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271" calcext:value-type="float">
            <text:p>2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0" calcext:value-type="float">
            <text:p>1,130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419" calcext:value-type="float">
            <text:p>4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76" calcext:value-type="float">
            <text:p>7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66" calcext:value-type="float">
            <text:p>1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60" calcext:value-type="float">
            <text:p>3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38" calcext:value-type="float">
            <text:p>13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614" calcext:value-type="float">
            <text:p>61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2" calcext:value-type="float">
            <text:p>2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" calcext:value-type="float">
            <text:p>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23" calcext:value-type="float">
            <text:p>2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5" calcext:value-type="float">
            <text:p>1,3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05" calcext:value-type="float">
            <text:p>80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195" calcext:value-type="float">
            <text:p>1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65" calcext:value-type="float">
            <text:p>36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40" calcext:value-type="float">
            <text:p>4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8" calcext:value-type="float">
            <text:p>1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28" calcext:value-type="float">
            <text:p>2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5" calcext:value-type="float">
            <text:p>1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8" calcext:value-type="float">
            <text:p>1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1" calcext:value-type="float">
            <text:p>10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5" calcext:value-type="float">
            <text:p>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7" calcext:value-type="float">
            <text:p>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59" calcext:value-type="float">
            <text:p>65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36" calcext:value-type="float">
            <text:p>4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72" calcext:value-type="float">
            <text:p>2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1" calcext:value-type="float">
            <text:p>19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87" calcext:value-type="float">
            <text:p>38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45" calcext:value-type="float">
            <text:p>2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45" calcext:value-type="float">
            <text:p>1,5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82" calcext:value-type="float">
            <text:p>7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11" calcext:value-type="float">
            <text:p>3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68" calcext:value-type="float">
            <text:p>36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414" calcext:value-type="float">
            <text:p>41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58" calcext:value-type="float">
            <text:p>1,158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26" calcext:value-type="float">
            <text:p>2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63" calcext:value-type="float">
            <text:p>6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02" calcext:value-type="float">
            <text:p>20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38" calcext:value-type="float">
            <text:p>3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76" calcext:value-type="float">
            <text:p>27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57" calcext:value-type="float">
            <text:p>15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37" calcext:value-type="float">
            <text:p>3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3" calcext:value-type="float">
            <text:p>16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9" calcext:value-type="float">
            <text:p>9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64" calcext:value-type="float">
            <text:p>26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65" calcext:value-type="float">
            <text:p>1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54" calcext:value-type="float">
            <text:p>1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6" calcext:value-type="float">
            <text:p>4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